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C2181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19cm, 2.414cm, 8.871cm, 28.0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9cm" svg:height="5.079cm" svg:x="11.477cm" svg:y="11.795cm">
          <draw:image xlink:href="Pictures/1000000000000780000004386C21815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6T18:14:07.633260974</dc:date>
    <meta:editing-duration>PT59S</meta:editing-duration>
    <meta:editing-cycles>1</meta:editing-cycles>
    <meta:document-statistic meta:object-count="1"/>
    <meta:generator>LibreOffice/25.2.3.2$Linux_X86_64 LibreOffice_project/520$Build-2</meta:generator>
  </office:meta>
</office:document-meta>
</file>